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style:font-size-asian="9pt" style:font-size-complex="9pt"/>
    </style:style>
    <style:style style:name="P2" style:family="paragraph" style:parent-style-name="Standard">
      <style:paragraph-properties fo:background-color="#99ff66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1121OLD******************************************************</text:p>
      <text:p text:style-name="P1"/>
      <text:p text:style-name="P1">REM <text:s/>***** <text:s/>BASIC <text:s/>*****</text:p>
      <text:p text:style-name="P1"/>
      <text:p text:style-name="P1">rem=======================================================================================</text:p>
      <text:p text:style-name="P1">dim oDialog1121 as object</text:p>
      <text:p text:style-name="P1">dim oDateFieldModel as object</text:p>
      <text:p text:style-name="P1">dim RangeData</text:p>
      <text:p text:style-name="P1">dim gstop as boolean </text:p>
      <text:p text:style-name="P1">dim array_of_vars(27) as double</text:p>
      <text:p text:style-name="P1">dim array_of_pogresh(27) as double</text:p>
      <text:p text:style-name="P1">dim array_of_control_point(8) as double</text:p>
      <text:p text:style-name="P1">rem=======================================================================================</text:p>
      <text:p text:style-name="P1">Sub dks1121_Dialog_Show</text:p>
      <text:p text:style-name="P1"><text:tab/>DialogLibraries.LoadLibrary( "AtomtexLibrary" )</text:p>
      <text:p text:style-name="P1"><text:tab/>oDialog1121 = CreateUnoDialog( DialogLibraries.AtomtexLibrary.D_1121 )</text:p>
      <text:p text:style-name="P1"><text:tab/>oDateFieldModel = oDialog1121.Model.getByName("DateField1")</text:p>
      <text:p text:style-name="P1"><text:tab/>oDateFieldModel.dateformat = 7 'в виде dd.mm.yyyy</text:p>
      <text:p text:style-name="P1"><text:tab/>oDateFieldModel.Date = cDateToIso(Now)</text:p>
      <text:p text:style-name="P1"><text:tab/>oDialogMain.endexecute() <text:s/></text:p>
      <text:p text:style-name="P1"><text:tab/></text:p>
      <text:p text:style-name="P1"><text:tab/> array_of_control_point(0) = 0.07</text:p>
      <text:p text:style-name="P1"><text:s/><text:tab/> array_of_control_point(1) = 0.7</text:p>
      <text:p text:style-name="P1"><text:s/><text:tab/> array_of_control_point(2) = 7</text:p>
      <text:p text:style-name="P1"><text:s/><text:tab/> array_of_control_point(3) = 70</text:p>
      <text:p text:style-name="P1"><text:s/><text:tab/> array_of_control_point(4) = 0.7</text:p>
      <text:p text:style-name="P1"><text:s/><text:tab/> array_of_control_point(5) = 7</text:p>
      <text:p text:style-name="P1"><text:s/><text:tab/> array_of_control_point(6) = 70</text:p>
      <text:p text:style-name="P1"><text:s/><text:tab/> array_of_control_point(7) = 0.7</text:p>
      <text:p text:style-name="P1"><text:s/><text:tab/> array_of_control_point(8) = 7</text:p>
      <text:p text:style-name="P1"/>
      <text:p text:style-name="P1"><text:tab/>dim i as integer rem т.е. value step равен значению контрольной точки деленной на 70</text:p>
      <text:p text:style-name="P1"><text:tab/>for i=2 to 28</text:p>
      <text:p text:style-name="P1"><text:tab/><text:tab/>oDialog1121.Model.getByName("NumericField" + i).valueStep = array_of_control_point((i-2)mod 9)/70</text:p>
      <text:p text:style-name="P1"><text:tab/><text:tab/>oDialog1121.Model.getByName("NumericField" + i).value = array_of_control_point((i-2)mod 9)</text:p>
      <text:p text:style-name="P1"><text:tab/>next i</text:p>
      <text:p text:style-name="P1"><text:tab/>oDialog1121.Model.getByName("NumericField01").value = 1</text:p>
      <text:p text:style-name="P1"><text:tab/>oDialog1121.Model.getByName("NumericField02").value = 2</text:p>
      <text:p text:style-name="P1"><text:tab/>oDialog1121.Model.getByName("NumericField03").value = 3</text:p>
      <text:p text:style-name="P1"><text:tab/></text:p>
      <text:p text:style-name="P1"><text:tab/>oDialog1121.visible = true</text:p>
      <text:p text:style-name="P1"><text:s text:c="2"/><text:tab/>do until gstop <text:s text:c="6"/></text:p>
      <text:p text:style-name="P1"><text:s text:c="8"/>wait (1000)</text:p>
      <text:p text:style-name="P1"><text:s/><text:tab/>loop</text:p>
      <text:p text:style-name="P1"><text:tab/>oDialog1121.visible = false</text:p>
      <text:p text:style-name="P1">End Sub</text:p>
      <text:p text:style-name="P1">rem=======================================================================================</text:p>
      <text:p text:style-name="P1">sub closedialog</text:p>
      <text:p text:style-name="P1"><text:tab/>gstop = true</text:p>
      <text:p text:style-name="P1">end sub</text:p>
      <text:p text:style-name="P1">rem=======================================================================================</text:p>
      <text:p text:style-name="P1">sub getSingleColumn_1</text:p>
      <text:p text:style-name="P1"><text:tab/>getSingleColumn(2, 1)</text:p>
      <text:p text:style-name="P1">end sub</text:p>
      <text:p text:style-name="P1">rem=======================================================================================</text:p>
      <text:p text:style-name="P1">sub getSingleColumn_2</text:p>
      <text:p text:style-name="P1"><text:tab/>getSingleColumn(11, 2)</text:p>
      <text:p text:style-name="P1">end sub</text:p>
      <text:p text:style-name="P1">rem=======================================================================================</text:p>
      <text:p text:style-name="P1">sub getSingleColumn_3</text:p>
      <text:p text:style-name="P1"><text:tab/>getSingleColumn(20, 3)</text:p>
      <text:p text:style-name="P1">end sub</text:p>
      <text:p text:style-name="P1">rem=======================================================================================</text:p>
      <text:p text:style-name="P1">sub getSingleColumn(first_num as integer, column_num as integer)</text:p>
      <text:p text:style-name="P1"><text:tab/>RangeData = FillArrayFromSelection()</text:p>
      <text:p text:style-name="P1"><text:s text:c="3"/><text:tab/>dim i as integer</text:p>
      <text:p text:style-name="P1"><text:s text:c="3"/><text:tab/>for i=0 to 8</text:p>
      <text:p text:style-name="P1"><text:s text:c="3"/><text:tab/><text:tab/>oDialog1121.Model.getByName("NumericField"+(i+first_num)).value = RangeData(i+1, 0)</text:p>
      <text:p text:style-name="P1"><text:s text:c="3"/><text:tab/>next i<text:tab/></text:p>
      <text:p text:style-name="P1"><text:soft-page-break/><text:tab/>oDialog1121.Model.getByName("NumericField0"+column_num).value = RangeData(0, 0)</text:p>
      <text:p text:style-name="P1">end sub</text:p>
      <text:p text:style-name="P1">rem=======================================================================================</text:p>
      <text:p text:style-name="P1">function pogreshnost(num as double, contr_point as integer)</text:p>
      <text:p text:style-name="P1"><text:tab/>dim point as double</text:p>
      <text:p text:style-name="P1"><text:tab/>point = array_of_control_point(contr_point mod 9)</text:p>
      <text:p text:style-name="P1"><text:tab/>pogreshnost = ((num - point) / point) * 100</text:p>
      <text:p text:style-name="P1">end function</text:p>
      <text:p text:style-name="P1">rem=======================================================================================</text:p>
      <text:p text:style-name="P1">function dov_granica(pogr as double)</text:p>
      <text:p text:style-name="P1"><text:tab/>dov_granica = 1.1 * sqr(16 + pogr*pogr + 0.36)</text:p>
      <text:p text:style-name="P1">end function<text:tab/></text:p>
      <text:p text:style-name="P1">rem=======================================================================================</text:p>
      <text:p text:style-name="P1">sub getVarsFromFields rem Вообще можно было бы обойтись без массивов, работая напрямую с NumFields, но так удобнее читать код, так он понятнее</text:p>
      <text:p text:style-name="P1"><text:tab/>dim i as integer</text:p>
      <text:p text:style-name="P1"><text:s text:c="3"/><text:tab/>for i=0 to 26</text:p>
      <text:p text:style-name="P1"><text:s text:c="3"/><text:tab/><text:tab/>array_of_vars(i) = oDialog1121.Model.getByName("NumericField"+(i+2)).value</text:p>
      <text:p text:style-name="P1"><text:s text:c="3"/><text:tab/>next i</text:p>
      <text:p text:style-name="P1">end sub</text:p>
      <text:p text:style-name="P1">rem=======================================================================================</text:p>
      <text:p text:style-name="P1">sub makeProtRus</text:p>
      <text:p text:style-name="P1"><text:tab/>MyFormat = "0.00"</text:p>
      <text:p text:style-name="P1"><text:tab/>getVarsFromFields</text:p>
      <text:p text:style-name="P1"><text:s text:c="4"/>OpenTemplate(sertPath &amp; "template_1121_prot_RU.odt")</text:p>
      <text:p text:style-name="P1"><text:tab/>dim i as integer</text:p>
      <text:p text:style-name="P1"><text:tab/>for i=1 to 27</text:p>
      <text:p text:style-name="P1"><text:tab/><text:tab/>findAndRename("$k"+i+"$", Format(array_of_vars(i-1), MyFormat)</text:p>
      <text:p text:style-name="P1"><text:tab/><text:tab/>array_of_pogresh(i-1) = pogreshnost(array_of_vars(i-1),i-1)</text:p>
      <text:p text:style-name="P1"><text:tab/><text:tab/>findAndRename("$L"+i+"$", Format(array_of_pogresh(i-1), MyFormat)</text:p>
      <text:p text:style-name="P1"><text:tab/><text:tab/>findAndRename("$m"+i+"$", Format(dov_granica(array_of_pogresh(i-1)), MyFormat)</text:p>
      <text:p text:style-name="P1"><text:tab/>next i</text:p>
      <text:p text:style-name="P1"><text:tab/>findAndRename("$№1$", oDialog1121.Model.getByName("NumericField01").value)</text:p>
      <text:p text:style-name="P1"><text:tab/>findAndRename("$№2$", oDialog1121.Model.getByName("NumericField02").value)</text:p>
      <text:p text:style-name="P1"><text:tab/>findAndRename("$№3$", oDialog1121.Model.getByName("NumericField03").value)</text:p>
      <text:p text:style-name="P1">end sub</text:p>
      <text:p text:style-name="P1"/>
      <text:p text:style-name="P2">M_1117_old*****************************************************</text:p>
      <text:p text:style-name="P1"/>
      <text:p text:style-name="P1">REM <text:s/>***** <text:s/>BASIC <text:s/>*****</text:p>
      <text:p text:style-name="P1"/>
      <text:p text:style-name="P1">Sub Main</text:p>
      <text:p text:style-name="P1"/>
      <text:p text:style-name="P1">End Sub</text:p>
      <text:p text:style-name="P1"/>
      <text:p text:style-name="P1"><text:tab/>'for i=1 to 9</text:p>
      <text:p text:style-name="P1">'<text:tab/><text:tab/>oDialog1117.Model.getByName("NumericField" + i).Visible = false</text:p>
      <text:p text:style-name="P1">'<text:tab/>next i</text:p>
      <text:p text:style-name="P1"/>
      <text:p text:style-name="P1">rem======================================================================================= </text:p>
      <text:p text:style-name="P1">Sub next_step</text:p>
      <text:p text:style-name="P1"/>
      <text:p text:style-name="P1">' <text:s text:c="2"/>cmdPrev.Model.Enabled = true 'Not cmdPrev.Model.Enabled</text:p>
      <text:p text:style-name="P1">' <text:s text:c="2"/>if oDialog1117.Model.Step = 2 then cmdNext.Model.Enabled = False</text:p>
      <text:p text:style-name="P1">' <text:s text:c="2"/>oDialog1117.Model.Step = oDialog1117.Model.Step + 1 <text:s text:c="2"/></text:p>
      <text:p text:style-name="P1"/>
      <text:p text:style-name="P1"/>
      <text:p text:style-name="P1">End Sub</text:p>
      <text:p text:style-name="P1">rem======================================================================================= </text:p>
      <text:p text:style-name="P1">Sub prev_step</text:p>
      <text:p text:style-name="P1"><text:s text:c="3"/>cmdNext.Model.Enabled = true</text:p>
      <text:p text:style-name="P1"><text:tab/>if oDialog1117.Model.Step = 2 then cmdPrev.Model.Enabled = False</text:p>
      <text:p text:style-name="P1"><text:s text:c="3"/>oDialog1117.Model.Step = oDialog1117.Model.Step - 1 </text:p>
      <text:p text:style-name="P1">End Sub</text:p>
      <text:p text:style-name="P1">rem=======================================================================================</text:p>
      <text:p text:style-name="P1">sub checkBoxCheckerOld(impl as integer)</text:p>
      <text:p text:style-name="P1"><text:tab/>if startNum &lt;&gt; 0 then</text:p>
      <text:p text:style-name="P1"><text:tab/><text:tab/>for i=0 to arrayOfPointsQuantity(startNum-impl) rem (startNum-1)</text:p>
      <text:p text:style-name="P1"><text:tab/><text:tab/><text:tab/>rem findAndRename(("$" + (startNum-1) + "-0" + i), <text:soft-page-break/>(oDialog1117.Model.getByName("NumericField"+i).value))<text:tab/></text:p>
      <text:p text:style-name="P1"><text:tab/><text:tab/><text:tab/>rem valueRecordsArray(startNum-impl)</text:p>
      <text:p text:style-name="P1"><text:tab/><text:tab/>next i</text:p>
      <text:p text:style-name="P1"><text:tab/><text:tab/></text:p>
      <text:p text:style-name="P1"><text:tab/>end if</text:p>
      <text:p text:style-name="P1"><text:tab/>if startNum&lt;=mainCount and startNum&gt;=0 then</text:p>
      <text:p text:style-name="P1"><text:tab/><text:tab/>while oDialog1117.getControl("CheckBox" + startNum).State = 0 and startNum&lt;&gt;mainCount</text:p>
      <text:p text:style-name="P1"><text:tab/><text:tab/><text:tab/>rem deleteTable("t" + startNum)</text:p>
      <text:p text:style-name="P1"><text:tab/><text:tab/><text:tab/>startNum = startNum+impl</text:p>
      <text:p text:style-name="P1"><text:tab/><text:tab/>wend</text:p>
      <text:p text:style-name="P1"/>
      <text:p text:style-name="P1"><text:tab/><text:tab/><text:tab/>if oDialog1117.getControl("CheckBox" + startNum).State = 1 then</text:p>
      <text:p text:style-name="P1"><text:tab/><text:tab/><text:tab/><text:tab/>makeLayout(startNum) <text:tab/></text:p>
      <text:p text:style-name="P1"><text:tab/><text:tab/><text:tab/><text:tab/>startNum = startNum+impl</text:p>
      <text:p text:style-name="P1"><text:tab/><text:tab/><text:tab/>else </text:p>
      <text:p text:style-name="P1"><text:tab/><text:tab/><text:tab/><text:tab/>rem deleteTable("t" + startNum)</text:p>
      <text:p text:style-name="P1"><text:tab/><text:tab/><text:tab/>end if</text:p>
      <text:p text:style-name="P1"><text:tab/><text:tab/>else</text:p>
      <text:p text:style-name="P1"><text:tab/><text:tab/><text:tab/>rem cmdNext = oDialog1117.getControl("cmdNext").</text:p>
      <text:p text:style-name="P1"><text:tab/>end if<text:tab/></text:p>
      <text:p text:style-name="P1">end sub</text:p>
      <text:p text:style-name="P1"/>
      <text:p text:style-name="P1">'<text:tab/>if startNum &amp;lt;&amp;gt; 0 then</text:p>
      <text:p text:style-name="P1">'<text:tab/><text:tab/>for i=0 to arrayOfPointsQuantity(startNum-1)</text:p>
      <text:p text:style-name="P1">'<text:tab/><text:tab/><text:tab/>findAndRename((&amp;quot;$&amp;quot; + (startNum-1) + &amp;quot;-0&amp;quot; + i), (oDialog1117.Model.getByName(&amp;quot;NumericField&amp;quot;+i).value))<text:tab/></text:p>
      <text:p text:style-name="P1">'<text:tab/><text:tab/>next i</text:p>
      <text:p text:style-name="P1">'<text:tab/><text:tab/></text:p>
      <text:p text:style-name="P1">'<text:tab/>end if</text:p>
      <text:p text:style-name="P1">'<text:tab/>if startNum&amp;lt;=mainCount then</text:p>
      <text:p text:style-name="P1">'<text:tab/><text:tab/>while oDialog1117.getControl(&amp;quot;CheckBox&amp;quot; + startNum).State = 0 and startNum&amp;lt;&amp;gt;mainCount</text:p>
      <text:p text:style-name="P1">'<text:tab/><text:tab/><text:tab/>deleteTable(&amp;quot;t&amp;quot; + startNum)</text:p>
      <text:p text:style-name="P1">'<text:tab/><text:tab/><text:tab/>startNum = startNum+1</text:p>
      <text:p text:style-name="P1">'<text:tab/><text:tab/>wend</text:p>
      <text:p text:style-name="P1">'</text:p>
      <text:p text:style-name="P1">'<text:tab/><text:tab/><text:tab/>if oDialog1117.getControl(&amp;quot;CheckBox&amp;quot; + startNum).State = 1 then</text:p>
      <text:p text:style-name="P1">'<text:tab/><text:tab/><text:tab/><text:tab/>makeLayout(startNum) <text:tab/></text:p>
      <text:p text:style-name="P1">'<text:tab/><text:tab/><text:tab/><text:tab/>startNum = startNum+1</text:p>
      <text:p text:style-name="P1">'<text:tab/><text:tab/><text:tab/>else </text:p>
      <text:p text:style-name="P1">'<text:tab/><text:tab/><text:tab/><text:tab/>deleteTable(&amp;quot;t&amp;quot; + startNum)</text:p>
      <text:p text:style-name="P1">'<text:tab/><text:tab/><text:tab/>end if</text:p>
      <text:p text:style-name="P1">'<text:tab/><text:tab/>else</text:p>
      <text:p text:style-name="P1">'<text:tab/><text:tab/><text:tab/>rem cmdNext = oDialog1117.getControl(&amp;quot;cmdNext&amp;quot;).</text:p>
      <text:p text:style-name="P1">'<text:tab/>end if<text:tab/></text:p>
      <text:p text:style-name="P1"/>
      <text:p text:style-name="P1"/>
      <text:p text:style-name="P1">rem=======================================================================================</text:p>
      <text:p text:style-name="P1">sub checkBoxChecker(impl as integer)</text:p>
      <text:p text:style-name="P1"><text:tab/>if startNum&gt;-1 and startNum&lt;mainCount+1 then</text:p>
      <text:p text:style-name="P1"><text:tab/><text:tab/>while oDialog1117.getControl("CheckBox" + startNum).State = 0 and startNum&lt;&gt;mainCount</text:p>
      <text:p text:style-name="P1"><text:tab/><text:tab/><text:tab/>startNum = startNum+1</text:p>
      <text:p text:style-name="P1"><text:tab/><text:tab/>wend</text:p>
      <text:p text:style-name="P1"><text:tab/><text:tab/>if oDialog1117.getControl("CheckBox" + startNum).State = 1 then</text:p>
      <text:p text:style-name="P1">'<text:tab/><text:tab/><text:tab/>insertDataToArray</text:p>
      <text:p text:style-name="P1"><text:tab/><text:tab/><text:tab/>makeLayout(startNum) <text:tab/></text:p>
      <text:p text:style-name="P1"><text:tab/><text:tab/><text:tab/>startNum = startNum+1</text:p>
      <text:p text:style-name="P1"><text:tab/><text:tab/>end if</text:p>
      <text:p text:style-name="P1"><text:tab/>end if<text:tab/></text:p>
      <text:p text:style-name="P1">end sub</text:p>
      <text:p text:style-name="P1"/>
      <text:p text:style-name="P1"/>
      <text:p text:style-name="P1"/>
      <text:p text:style-name="P1">sub insertRecordsToTemplate</text:p>
      <text:p text:style-name="P1"><text:tab/>OpenTemplate(sertPath &amp; "1117sorted.odt")</text:p>
      <text:p text:style-name="P1"><text:tab/>dim tempArray(1) as double</text:p>
      <text:p text:style-name="P1"><text:tab/>for i=0 to mainCount</text:p>
      <text:p text:style-name="P1"><text:tab/>'<text:tab/>redim tempArray(uBound(valueRecordsArray(i))) as double</text:p>
      <text:p text:style-name="P1"><text:tab/><text:tab/>tempArray = valueRecordsArray(i)</text:p>
      <text:p text:style-name="P1"><text:tab/><text:tab/>'msgbox "ta = " + uBound(tempArray) </text:p>
      <text:p text:style-name="P1"><text:tab/><text:tab/>if tempArray(0) = 1 then</text:p>
      <text:p text:style-name="P1"><text:soft-page-break/><text:tab/><text:tab/><text:tab/>for j=1 to uBound(valueRecordsArray(i))</text:p>
      <text:p text:style-name="P1"><text:tab/><text:tab/><text:tab/><text:tab/>'msgbox "j = " + j + ", tempArray = " + uBound(tempArray)</text:p>
      <text:p text:style-name="P1"><text:tab/><text:tab/><text:tab/><text:tab/>findAndRename(("$" + i + "-0" + (j-1)), tempArray(j))<text:tab/></text:p>
      <text:p text:style-name="P1"><text:tab/><text:tab/><text:tab/>next j</text:p>
      <text:p text:style-name="P1"><text:tab/><text:tab/>else</text:p>
      <text:p text:style-name="P1"><text:tab/><text:tab/><text:tab/>deleteTable("t" + i)</text:p>
      <text:p text:style-name="P1"><text:tab/><text:tab/>end if</text:p>
      <text:p text:style-name="P1"><text:tab/>next i</text:p>
      <text:p text:style-name="P1">end sub</text:p>
      <text:p text:style-name="P1">sub neutron_old(i as integer)</text:p>
      <text:p text:style-name="P1"><text:tab/><text:tab/><text:tab/><text:tab/>dim fon, p1, p2, p3, p4, p5, p6, p7, p8, p9, p10, p11, p12, p13, p14, p15, p16 as double</text:p>
      <text:p text:style-name="P1"><text:tab/><text:tab/><text:tab/><text:tab/>fon = valueRecordsArray(i)(1)<text:tab/>rem фон</text:p>
      <text:p text:style-name="P1"><text:tab/><text:tab/><text:tab/><text:tab/>p1 = valueRecordsArray(i)(2)</text:p>
      <text:p text:style-name="P1"><text:tab/><text:tab/><text:tab/><text:tab/>p2 = valueRecordsArray(i)(3)</text:p>
      <text:p text:style-name="P1"><text:tab/><text:tab/><text:tab/><text:tab/>p3 = valueRecordsArray(i)(4)</text:p>
      <text:p text:style-name="P1"><text:tab/><text:tab/><text:tab/><text:tab/>p4 = valueRecordsArray(i)(5)</text:p>
      <text:p text:style-name="P1"><text:tab/><text:tab/><text:tab/><text:tab/>rem------------------------------------------------------------</text:p>
      <text:p text:style-name="P1"><text:tab/><text:tab/><text:tab/><text:tab/>p5 = (p1-fon)*0.6</text:p>
      <text:p text:style-name="P1"><text:tab/><text:tab/><text:tab/><text:tab/>p6 = p2*0.6</text:p>
      <text:p text:style-name="P1"><text:tab/><text:tab/><text:tab/><text:tab/>p7 = p3*0.86</text:p>
      <text:p text:style-name="P1"><text:tab/><text:tab/><text:tab/><text:tab/>p8 = p4*0.96</text:p>
      <text:p text:style-name="P1"><text:tab/><text:tab/><text:tab/><text:tab/></text:p>
      <text:p text:style-name="P1"><text:tab/><text:tab/><text:tab/><text:tab/>findAndRename(("$" + i + "-21"), Format(p5, MyFormat))</text:p>
      <text:p text:style-name="P1"><text:tab/><text:tab/><text:tab/><text:tab/>findAndRename(("$" + i + "-22"), Format(p6, MyFormat))</text:p>
      <text:p text:style-name="P1"><text:tab/><text:tab/><text:tab/><text:tab/>findAndRename(("$" + i + "-23"), Format(p7, MyFormat))</text:p>
      <text:p text:style-name="P1"><text:tab/><text:tab/><text:tab/><text:tab/>findAndRename(("$" + i + "-24"), Format(p8, MyFormat))</text:p>
      <text:p text:style-name="P1"><text:tab/><text:tab/><text:tab/><text:tab/>rem------------------------------------------------------------</text:p>
      <text:p text:style-name="P1"><text:tab/><text:tab/><text:tab/><text:tab/>p9 = (p5 - 5.9)/5.9 * 100</text:p>
      <text:p text:style-name="P1"><text:tab/><text:tab/><text:tab/><text:tab/>p10 = (p6 - 57)/57 * 100</text:p>
      <text:p text:style-name="P1"><text:tab/><text:tab/><text:tab/><text:tab/>p11 = (p7 - 235)/235 * 100</text:p>
      <text:p text:style-name="P1"><text:tab/><text:tab/><text:tab/><text:tab/>p12 = (p8 - 1019)/1019 * 100</text:p>
      <text:p text:style-name="P1"><text:tab/><text:tab/><text:tab/><text:tab/></text:p>
      <text:p text:style-name="P1"><text:tab/><text:tab/><text:tab/><text:tab/>findAndRename(("$" + i + "-31"), Format(p9, MyFormat))</text:p>
      <text:p text:style-name="P1"><text:tab/><text:tab/><text:tab/><text:tab/>findAndRename(("$" + i + "-32"), Format(p10, MyFormat))</text:p>
      <text:p text:style-name="P1"><text:tab/><text:tab/><text:tab/><text:tab/>findAndRename(("$" + i + "-33"), Format(p11, MyFormat))</text:p>
      <text:p text:style-name="P1"><text:tab/><text:tab/><text:tab/><text:tab/>findAndRename(("$" + i + "-34"), Format(p12, MyFormat))</text:p>
      <text:p text:style-name="P1"><text:tab/><text:tab/><text:tab/><text:tab/>rem------------------------------------------------------------</text:p>
      <text:p text:style-name="P1"><text:tab/><text:tab/><text:tab/><text:tab/>p13 = 1.1 * sqr(p9 * p9 + 5*5)</text:p>
      <text:p text:style-name="P1"><text:tab/><text:tab/><text:tab/><text:tab/>p14 = 1.1 * sqr(p10 * p10 + 5*5)</text:p>
      <text:p text:style-name="P1"><text:tab/><text:tab/><text:tab/><text:tab/>p15 = 1.1 * sqr(p11 * p11 + 5*5)</text:p>
      <text:p text:style-name="P1"><text:tab/><text:tab/><text:tab/><text:tab/>p16 = 1.1 * sqr(p12 * p12 + 5*5)</text:p>
      <text:p text:style-name="P1"><text:tab/><text:tab/><text:tab/><text:tab/></text:p>
      <text:p text:style-name="P1"><text:tab/><text:tab/><text:tab/><text:tab/>findAndRename(("$" + i + "-41"), Format(p13, MyFormat))</text:p>
      <text:p text:style-name="P1"><text:tab/><text:tab/><text:tab/><text:tab/>findAndRename(("$" + i + "-42"), Format(p14, MyFormat))</text:p>
      <text:p text:style-name="P1"><text:tab/><text:tab/><text:tab/><text:tab/>findAndRename(("$" + i + "-43"), Format(p15, MyFormat))</text:p>
      <text:p text:style-name="P1"><text:tab/><text:tab/><text:tab/><text:tab/>findAndRename(("$" + i + "-44"), Format(p16, MyFormat))</text:p>
      <text:p text:style-name="P1"><text:tab/><text:tab/><text:tab/><text:tab/>rem------------------------------------------------------------</text:p>
      <text:p text:style-name="P1">end sub</text:p>
      <text:p text:style-name="P1"/>
      <text:p text:style-name="P1"/>
      <text:p text:style-name="P1"/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2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soft-page-break/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last = arrayOfPointsQuantity(count)</text:p>
      <text:p text:style-name="P1"><text:tab/>dim pointArray as variant</text:p>
      <text:p text:style-name="P1"><text:tab/>dim point as String</text:p>
      <text:p text:style-name="P1"><text:tab/></text:p>
      <text:p text:style-name="P1"><text:tab/>pointArray = arrayOfPointsValue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</text:p>
      <text:p text:style-name="P1"><text:tab/><text:tab/>point = prefixWithNumber(pointArray(i))</text:p>
      <text:p text:style-name="P1"><text:tab/><text:tab/>oDialog1117.getControl("NumericField" + i).Text = point</text:p>
      <text:p text:style-name="P1"><text:tab/><text:tab/>oDialog1117.Model.getByName("NumericField" + i).valueStep = pointArray(i)/70</text:p>
      <text:p text:style-name="P1"><text:tab/><text:tab/></text:p>
      <text:p text:style-name="P1"><text:tab/><text:tab/>oDialog1117.getControl("Label" + i).Text = "" + point + arrayOfMeas(count)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======================================================================================= </text:p>
      <text:p text:style-name="P1">rem настройка отображения виджета под каждый конкретный тип БД </text:p>
      <text:p text:style-name="P1">function makeLayout_old3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soft-page-break/><text:tab/><text:tab/>oDialog1117.getControl("Label" + i).Visible = false</text:p>
      <text:p text:style-name="P1"><text:tab/>next i<text:tab/> <text:tab/></text:p>
      <text:p text:style-name="P1">end function</text:p>
      <text:p text:style-name="P2">M_204**********************************************************</text:p>
      <text:p text:style-name="P3"/>
      <text:p text:style-name="P3">REM <text:s/>***** <text:s/>BASIC <text:s/>*****</text:p>
      <text:p text:style-name="P3"/>
      <text:p text:style-name="P3">rem=======================================================================================</text:p>
      <text:p text:style-name="P3">dim oDialog204 as object</text:p>
      <text:p text:style-name="P3">dim oDateFieldModel as object</text:p>
      <text:p text:style-name="P3">dim POINTS_QNT as integer</text:p>
      <text:p text:style-name="P3">dim array_of_vars(8) as double</text:p>
      <text:p text:style-name="P3">dim array_of_pogresh(8) as double</text:p>
      <text:p text:style-name="P3">dim array_of_control_point(8) as double</text:p>
      <text:p text:style-name="P3">dim background as double</text:p>
      <text:p text:style-name="P3">rem=======================================================================================</text:p>
      <text:p text:style-name="P3">Sub G204_Dialog_Show</text:p>
      <text:p text:style-name="P3"><text:tab/>DialogLibraries.LoadLibrary( "AtomtexLibrary" )</text:p>
      <text:p text:style-name="P3"><text:tab/>oDialog204 = CreateUnoDialog( DialogLibraries.AtomtexLibrary.D_204 )</text:p>
      <text:p text:style-name="P3"><text:tab/>oDateFieldModel = oDialog204.Model.getByName("DateField1")</text:p>
      <text:p text:style-name="P3"><text:tab/>oDateFieldModel.dateformat = 7 'в виде dd.mm.yyyy</text:p>
      <text:p text:style-name="P3"><text:tab/>oDateFieldModel.Date = cDateToIso(Now)</text:p>
      <text:p text:style-name="P3"/>
      <text:p text:style-name="P3"><text:tab/>POINTS_QNT = 8</text:p>
      <text:p text:style-name="P3"><text:tab/></text:p>
      <text:p text:style-name="P3"><text:tab/>array_of_control_point(0) = 0.07</text:p>
      <text:p text:style-name="P3"><text:tab/>array_of_control_point(1) = 0.7</text:p>
      <text:p text:style-name="P3"><text:s/><text:tab/>array_of_control_point(2) = 7</text:p>
      <text:p text:style-name="P3"><text:tab/>array_of_control_point(3) = 70</text:p>
      <text:p text:style-name="P3"><text:tab/>array_of_control_point(4) = 0.7</text:p>
      <text:p text:style-name="P3"><text:tab/>array_of_control_point(5) = 7</text:p>
      <text:p text:style-name="P3"><text:tab/>array_of_control_point(6) = 70</text:p>
      <text:p text:style-name="P3"><text:tab/>array_of_control_point(7) = 0.7</text:p>
      <text:p text:style-name="P3"><text:tab/>array_of_control_point(8) = 7</text:p>
      <text:p text:style-name="P3"/>
      <text:p text:style-name="P3"/>
      <text:p text:style-name="P3"><text:tab/>dim i as integer</text:p>
      <text:p text:style-name="P3"><text:tab/>for i=0 to POINTS_QNT</text:p>
      <text:p text:style-name="P3"><text:tab/><text:tab/><text:tab/>oDialog204.Model.getByName("NumericField0" + i).valueStep = array_of_control_point(i)/70</text:p>
      <text:p text:style-name="P3"><text:tab/><text:tab/><text:tab/>oDialog204.Model.getByName("NumericField0" + i).value = array_of_control_point(i)</text:p>
      <text:p text:style-name="P3"><text:tab/>next i</text:p>
      <text:p text:style-name="P3"><text:tab/>'oDialog204.Model.getByName("NumericField10").value = 1000</text:p>
      <text:p text:style-name="P3"><text:tab/>'oDialog204.Model.getByName("NumericField11").value = 100</text:p>
      <text:p text:style-name="P3"><text:tab/></text:p>
      <text:p text:style-name="P3"><text:tab/>oDialogMain.endexecute() <text:s text:c="2"/></text:p>
      <text:p text:style-name="P3"><text:tab/>oDialog204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POINTS_QNT</text:p>
      <text:p text:style-name="P3"><text:s text:c="3"/><text:tab/><text:tab/>array_of_vars(j) = oDialog204.Model.getByName("NumericField0"+j).value</text:p>
      <text:p text:style-name="P3"><text:s text:c="3"/><text:tab/><text:tab/>'print (oDialog204.Model.getByName("NumericField0"+j).value*100 &amp; "--" &amp;j)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yFormat = "0.00"</text:p>
      <text:p text:style-name="P3"><text:tab/>'background = oDialogG02.Model.getByName("NumericField11").value / 1000 </text:p>
      <text:p text:style-name="P3"><text:tab/>getVarsFromFields</text:p>
      <text:p text:style-name="P3"><text:soft-page-break/><text:s text:c="4"/>OpenTemplate(sertPath &amp; "template_bdkg204.odt"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srk_num$", oDialog204.Model.getByName("TextField1").text)</text:p>
      <text:p text:style-name="P3"><text:tab/>findAndRename("$bd_num$", oDialog204.Model.getByName("TextField2").text)</text:p>
      <text:p text:style-name="P3"><text:tab/>'findAndRename("$bg$", background * 1000)</text:p>
      <text:p text:style-name="P3">end sub</text:p>
      <text:p text:style-name="P3"/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204.Model.getByName("TextField2").Text)</text:p>
      <text:p text:style-name="P3"><text:tab/>findAndRename("$date$", getDate(oDateFieldModel)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getSingleColumn</text:p>
      <text:p text:style-name="P3"><text:tab/>RangeData = FillArrayFromSelection()</text:p>
      <text:p text:style-name="P3"><text:s text:c="3"/><text:tab/>dim i as integer</text:p>
      <text:p text:style-name="P3"><text:s text:c="3"/><text:tab/>for i=0 to 7</text:p>
      <text:p text:style-name="P3"><text:s text:c="3"/><text:tab/><text:tab/>oDialog204.Model.getByName("NumericField0"+(i+1)).value = RangeData(i+1, 0)</text:p>
      <text:p text:style-name="P3"><text:s text:c="3"/><text:tab/>next i<text:tab/></text:p>
      <text:p text:style-name="P3"><text:s text:c="3"/><text:tab/>oDialog204.Model.getByName("NumericField11").value = RangeData(0, 0)</text:p>
      <text:p text:style-name="P3">end sub</text:p>
      <text:p text:style-name="P3"/>
      <text:p text:style-name="P2">ModuleBDKG204************************************************</text:p>
      <text:p text:style-name="P3"/>
      <text:p text:style-name="P3">REM <text:s/>***** <text:s/>BASIC <text:s/>*****</text:p>
      <text:p text:style-name="P3"/>
      <text:p text:style-name="P3">Sub Main</text:p>
      <text:p text:style-name="P3"/>
      <text:p text:style-name="P3">End Sub</text:p>
      <text:p text:style-name="P3"/>
      <text:p text:style-name="P3">REM declare dialog object "globally"</text:p>
      <text:p text:style-name="P3">dim oDialogBDKG204 as object</text:p>
      <text:p text:style-name="P3">'-----------------------------------------</text:p>
      <text:p text:style-name="P3">Sub bdkg204_Dialog_Show</text:p>
      <text:p text:style-name="P3"><text:s text:c="3"/>DialogLibraries.LoadLibrary( "AtomtexLibrary" )</text:p>
      <text:p text:style-name="P3"><text:s text:c="3"/>oDialogBDKG204 = CreateUnoDialog( DialogLibraries.AtomtexLibrary.DialogBDKG204 )</text:p>
      <text:p text:style-name="P3"><text:s text:c="3"/>oDialogMain.endexecute()</text:p>
      <text:p text:style-name="P3"><text:s text:c="3"/>oDialogBDKG204.Execute()</text:p>
      <text:p text:style-name="P3">End Sub</text:p>
      <text:p text:style-name="P3">'-----------------------------------------</text:p>
      <text:p text:style-name="P3">Sub getAllText_bdkg204</text:p>
      <text:p text:style-name="P3"/>
      <text:p text:style-name="P3"><text:s text:c="4"/>bground = oDialogBDKG204.Model.getByName("NumericField9").Value</text:p>
      <text:p text:style-name="P3"><text:s text:c="4"/>point_1 = oDialogBDKG204.Model.getByName("NumericField1").Value</text:p>
      <text:p text:style-name="P3"><text:s text:c="4"/>point_2 = oDialogBDKG204.Model.getByName("NumericField2").Value</text:p>
      <text:p text:style-name="P3"><text:s text:c="4"/>point_3 = oDialogBDKG204.Model.getByName("NumericField3").Value</text:p>
      <text:p text:style-name="P3"><text:s text:c="4"/>point_4 = oDialogBDKG204.Model.getByName("NumericField4").Value</text:p>
      <text:p text:style-name="P3"><text:s text:c="4"/>point_5 = oDialogBDKG204.Model.getByName("NumericField5").Value</text:p>
      <text:p text:style-name="P3"><text:soft-page-break/><text:s text:c="4"/>point_6 = oDialogBDKG204.Model.getByName("NumericField6").Value</text:p>
      <text:p text:style-name="P3"><text:s text:c="4"/>point_7 = oDialogBDKG204.Model.getByName("NumericField7").Value</text:p>
      <text:p text:style-name="P3"><text:s text:c="4"/>point_8 = oDialogBDKG204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calculate</text:p>
      <text:p text:style-name="P3"><text:s text:c="4"/>getAllText_bdkg204()</text:p>
      <text:p text:style-name="P3"><text:s text:c="4"/></text:p>
      <text:p text:style-name="P3"><text:s text:c="4"/>OpenTemplate(sertPath &amp; "template_bdkg204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204.Model.getByName("TextField2").Text)</text:p>
      <text:p text:style-name="P3"><text:tab/>findAndRename("$bd_num$", oDialogBDKG204.Model.getByName("TextField1").Text)</text:p>
      <text:p text:style-name="P3"><text:tab/></text:p>
      <text:p text:style-name="P3">end sub</text:p>
      <text:p text:style-name="P3">'-----------------------------------------------------------</text:p>
      <text:p text:style-name="P3"/>
      <text:p text:style-name="P3"/>
      <text:p text:style-name="P3">Sub Macro1</text:p>
      <text:p text:style-name="P3"/>
      <text:p text:style-name="P3"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12-08T09:44:21.46</meta:creation-date>
    <dc:date>2019-12-09T00:58:09.04</dc:date>
    <dc:creator>Squorpikkor </dc:creator>
    <meta:editing-duration>PT15H13M48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8" meta:paragraph-count="456" meta:word-count="1634" meta:character-count="18202"/>
  </office:meta>
</office:document-meta>
</file>